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KacstOne" svg:font-family="KacstOne" style:font-family-generic="system" style:font-pitch="variable"/>
    <style:font-face style:name="Lohit Devanagari" svg:font-family="'Lohit Devanagari'" style:font-family-generic="system" style:font-pitch="variable"/>
    <style:font-face style:name="Loma" svg:font-family="Loma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7.49mm"/>
    </style:style>
    <style:style style:name="co2" style:family="table-column">
      <style:table-column-properties fo:break-before="auto" style:column-width="77.15mm"/>
    </style:style>
    <style:style style:name="co3" style:family="table-column">
      <style:table-column-properties fo:break-before="auto" style:column-width="18.59mm"/>
    </style:style>
    <style:style style:name="co4" style:family="table-column">
      <style:table-column-properties fo:break-before="auto" style:column-width="23.23mm"/>
    </style:style>
    <style:style style:name="co5" style:family="table-column">
      <style:table-column-properties fo:break-before="auto" style:column-width="217.9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.fiel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ata_type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regular field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l10n_no_antallTimerPerUkeSomEnFullStillingTilsvarer</text:p>
          </table:table-cell>
          <table:table-cell office:value-type="string" calcext:value-type="string">
            <text:p>Antall timer per uke som en full stilling tilsvare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hr.contract</text:p>
          </table:table-cell>
          <table:table-cell table:formula="of:=&quot;    &quot;&amp;[.A2]&amp;&quot; = fields.&quot;&amp;PROPER([.C2])&amp;&quot;(&quot;&quot;&quot;&amp;[.B2]&amp;&quot;&quot;&quot;, sparse=&quot;&quot;json&quot;&quot;)&quot;" office:value-type="string" office:string-value="    l10n_no_antallTimerPerUkeSomEnFullStillingTilsvarer = fields.Float(&quot;Antall timer per uke som en full stilling tilsvarer&quot;, sparse=&quot;json&quot;)" calcext:value-type="string">
            <text:p><text:s text:c="4"/>l10n_no_antallTimerPerUkeSomEnFullStillingTilsvarer = fields.Float("Antall timer per uke som en full stilling tilsvarer", sparse="json"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0n_no_Arbeidsforholdtype</text:p>
          </table:table-cell>
          <table:table-cell office:value-type="string" calcext:value-type="string">
            <text:p>Type arbeidsforhold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hr.contract</text:p>
          </table:table-cell>
          <table:table-cell table:formula="of:=&quot;    &quot;&amp;[.A3]&amp;&quot; = fields.&quot;&amp;PROPER([.C3])&amp;&quot;(&quot;&quot;&quot;&amp;[.B3]&amp;&quot;&quot;&quot;, sparse=&quot;&quot;json&quot;&quot;)&quot;" office:value-type="string" office:string-value="    l10n_no_Arbeidsforholdtype = fields.Selection(&quot;Type arbeidsforhold&quot;, sparse=&quot;json&quot;)" calcext:value-type="string">
            <text:p><text:s text:c="4"/>l10n_no_Arbeidsforholdtype = fields.Selection("Type arbeidsforhold", sparse="json"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0n_no_Arbeidstidsordning</text:p>
          </table:table-cell>
          <table:table-cell office:value-type="string" calcext:value-type="string">
            <text:p>Arbeidstidsordning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hr.contract</text:p>
          </table:table-cell>
          <table:table-cell table:formula="of:=&quot;    &quot;&amp;[.A4]&amp;&quot; = fields.&quot;&amp;PROPER([.C4])&amp;&quot;(&quot;&quot;&quot;&amp;[.B4]&amp;&quot;&quot;&quot;, sparse=&quot;&quot;json&quot;&quot;)&quot;" office:value-type="string" office:string-value="    l10n_no_Arbeidstidsordning = fields.Selection(&quot;Arbeidstidsordning&quot;, sparse=&quot;json&quot;)" calcext:value-type="string">
            <text:p><text:s text:c="4"/>l10n_no_Arbeidstidsordning = fields.Selection("Arbeidstidsordning", sparse="json"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0n_no_FormForAnsettelse</text:p>
          </table:table-cell>
          <table:table-cell office:value-type="string" calcext:value-type="string">
            <text:p>Form for ansettelse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hr.contract</text:p>
          </table:table-cell>
          <table:table-cell table:formula="of:=&quot;    &quot;&amp;[.A5]&amp;&quot; = fields.&quot;&amp;PROPER([.C5])&amp;&quot;(&quot;&quot;&quot;&amp;[.B5]&amp;&quot;&quot;&quot;, sparse=&quot;&quot;json&quot;&quot;)&quot;" office:value-type="string" office:string-value="    l10n_no_FormForAnsettelse = fields.Selection(&quot;Form for ansettelse&quot;, sparse=&quot;json&quot;)" calcext:value-type="string">
            <text:p><text:s text:c="4"/>l10n_no_FormForAnsettelse = fields.Selection("Form for ansettelse", sparse="json"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0n_no_loennsansiennitet</text:p>
          </table:table-cell>
          <table:table-cell office:value-type="string" calcext:value-type="string">
            <text:p>Dato for lønnsansiennite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r.contract</text:p>
          </table:table-cell>
          <table:table-cell table:formula="of:=&quot;    &quot;&amp;[.A6]&amp;&quot; = fields.&quot;&amp;PROPER([.C6])&amp;&quot;(&quot;&quot;&quot;&amp;[.B6]&amp;&quot;&quot;&quot;, sparse=&quot;&quot;json&quot;&quot;)&quot;" office:value-type="string" office:string-value="    l10n_no_loennsansiennitet = fields.Date(&quot;Dato for lønnsansiennitet&quot;, sparse=&quot;json&quot;)" calcext:value-type="string">
            <text:p><text:s text:c="4"/>l10n_no_loennsansiennitet = fields.Date("Dato for lønnsansiennitet", sparse="json"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0n_no_loennstrinn</text:p>
          </table:table-cell>
          <table:table-cell office:value-type="string" calcext:value-type="string">
            <text:p>Loennstrin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hr.contract</text:p>
          </table:table-cell>
          <table:table-cell table:formula="of:=&quot;    &quot;&amp;[.A7]&amp;&quot; = fields.&quot;&amp;PROPER([.C7])&amp;&quot;(&quot;&quot;&quot;&amp;[.B7]&amp;&quot;&quot;&quot;, sparse=&quot;&quot;json&quot;&quot;)&quot;" office:value-type="string" office:string-value="    l10n_no_loennstrinn = fields.String(&quot;Loennstrinn&quot;, sparse=&quot;json&quot;)" calcext:value-type="string">
            <text:p><text:s text:c="4"/>l10n_no_loennstrinn = fields.String("Loennstrinn", sparse="json"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0n_no_sisteDatoForStillingsprosentendring</text:p>
          </table:table-cell>
          <table:table-cell office:value-type="string" calcext:value-type="string">
            <text:p>Dato for siste stillingsprosentendring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r.contract</text:p>
          </table:table-cell>
          <table:table-cell table:formula="of:=&quot;    &quot;&amp;[.A8]&amp;&quot; = fields.&quot;&amp;PROPER([.C8])&amp;&quot;(&quot;&quot;&quot;&amp;[.B8]&amp;&quot;&quot;&quot;, sparse=&quot;&quot;json&quot;&quot;)&quot;" office:value-type="string" office:string-value="    l10n_no_sisteDatoForStillingsprosentendring = fields.Date(&quot;Dato for siste stillingsprosentendring&quot;, sparse=&quot;json&quot;)" calcext:value-type="string">
            <text:p><text:s text:c="4"/>l10n_no_sisteDatoForStillingsprosentendring = fields.Date("Dato for siste stillingsprosentendring", sparse="json"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0n_no_sisteLoennsendringsdato</text:p>
          </table:table-cell>
          <table:table-cell office:value-type="string" calcext:value-type="string">
            <text:p>Dato for siste lønnsendring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r.contract</text:p>
          </table:table-cell>
          <table:table-cell table:formula="of:=&quot;    &quot;&amp;[.A9]&amp;&quot; = fields.&quot;&amp;PROPER([.C9])&amp;&quot;(&quot;&quot;&quot;&amp;[.B9]&amp;&quot;&quot;&quot;, sparse=&quot;&quot;json&quot;&quot;)&quot;" office:value-type="string" office:string-value="    l10n_no_sisteLoennsendringsdato = fields.Date(&quot;Dato for siste lønnsendring&quot;, sparse=&quot;json&quot;)" calcext:value-type="string">
            <text:p><text:s text:c="4"/>l10n_no_sisteLoennsendringsdato = fields.Date("Dato for siste lønnsendring", sparse="json"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0n_no_stillingsprosent</text:p>
          </table:table-cell>
          <table:table-cell office:value-type="string" calcext:value-type="string">
            <text:p>Stillingsprose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hr.contract</text:p>
          </table:table-cell>
          <table:table-cell table:formula="of:=&quot;    &quot;&amp;[.A10]&amp;&quot; = fields.&quot;&amp;PROPER([.C10])&amp;&quot;(&quot;&quot;&quot;&amp;[.B10]&amp;&quot;&quot;&quot;, sparse=&quot;&quot;json&quot;&quot;)&quot;" office:value-type="string" office:string-value="    l10n_no_stillingsprosent = fields.Float(&quot;Stillingsprosent&quot;, sparse=&quot;json&quot;)" calcext:value-type="string">
            <text:p><text:s text:c="4"/>l10n_no_stillingsprosent = fields.Float("Stillingsprosent", sparse="json"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0n_no_AarsakTilSluttdato</text:p>
          </table:table-cell>
          <table:table-cell office:value-type="string" calcext:value-type="string">
            <text:p>Årsak til sluttdato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hr.contract</text:p>
          </table:table-cell>
          <table:table-cell table:formula="of:=&quot;    &quot;&amp;[.A11]&amp;&quot; = fields.&quot;&amp;PROPER([.C11])&amp;&quot;(&quot;&quot;&quot;&amp;[.B11]&amp;&quot;&quot;&quot;, sparse=&quot;&quot;json&quot;&quot;)&quot;" office:value-type="string" office:string-value="    l10n_no_AarsakTilSluttdato = fields.Selection(&quot;Årsak til sluttdato&quot;, sparse=&quot;json&quot;)" calcext:value-type="string">
            <text:p><text:s text:c="4"/>l10n_no_AarsakTilSluttdato = fields.Selection("Årsak til sluttdato", sparse="json"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0n_no_fribeloep</text:p>
          </table:table-cell>
          <table:table-cell office:value-type="string" calcext:value-type="string">
            <text:p>Fribeloe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hr.employee</text:p>
          </table:table-cell>
          <table:table-cell table:formula="of:=&quot;    &quot;&amp;[.A12]&amp;&quot; = fields.&quot;&amp;PROPER([.C12])&amp;&quot;(&quot;&quot;&quot;&amp;[.B12]&amp;&quot;&quot;&quot;, sparse=&quot;&quot;json&quot;&quot;)&quot;" office:value-type="string" office:string-value="    l10n_no_fribeloep = fields.String(&quot;Fribeloep&quot;, sparse=&quot;json&quot;)" calcext:value-type="string">
            <text:p><text:s text:c="4"/>l10n_no_fribeloep = fields.String("Fribeloep", sparse="json"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0n_no_trekkprosent</text:p>
          </table:table-cell>
          <table:table-cell office:value-type="string" calcext:value-type="string">
            <text:p>Trekkprose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hr.employee</text:p>
          </table:table-cell>
          <table:table-cell table:formula="of:=&quot;    &quot;&amp;[.A13]&amp;&quot; = fields.&quot;&amp;PROPER([.C13])&amp;&quot;(&quot;&quot;&quot;&amp;[.B13]&amp;&quot;&quot;&quot;, sparse=&quot;&quot;json&quot;&quot;)&quot;" office:value-type="string" office:string-value="    l10n_no_trekkprosent = fields.String(&quot;Trekkprosent&quot;, sparse=&quot;json&quot;)" calcext:value-type="string">
            <text:p><text:s text:c="4"/>l10n_no_trekkprosent = fields.String("Trekkprosent", sparse="json"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0n_no_trekktabell</text:p>
          </table:table-cell>
          <table:table-cell office:value-type="string" calcext:value-type="string">
            <text:p>Trekktabel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hr.employee</text:p>
          </table:table-cell>
          <table:table-cell table:formula="of:=&quot;    &quot;&amp;[.A14]&amp;&quot; = fields.&quot;&amp;PROPER([.C14])&amp;&quot;(&quot;&quot;&quot;&amp;[.B14]&amp;&quot;&quot;&quot;, sparse=&quot;&quot;json&quot;&quot;)&quot;" office:value-type="string" office:string-value="    l10n_no_trekktabell = fields.String(&quot;Trekktabell&quot;, sparse=&quot;json&quot;)" calcext:value-type="string">
            <text:p><text:s text:c="4"/>l10n_no_trekktabell = fields.String("Trekktabell", sparse="json"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0n_no_profession_code</text:p>
          </table:table-cell>
          <table:table-cell office:value-type="string" calcext:value-type="string">
            <text:p>Yrkeskode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hr.job</text:p>
          </table:table-cell>
          <table:table-cell table:formula="of:=&quot;    &quot;&amp;[.A15]&amp;&quot; = fields.&quot;&amp;PROPER([.C15])&amp;&quot;(&quot;&quot;&quot;&amp;[.B15]&amp;&quot;&quot;&quot;, sparse=&quot;&quot;json&quot;&quot;)&quot;" office:value-type="string" office:string-value="    l10n_no_profession_code = fields.Selection(&quot;Yrkeskode&quot;, sparse=&quot;json&quot;)" calcext:value-type="string">
            <text:p><text:s text:c="4"/>l10n_no_profession_code = fields.Selection("Yrkeskode", sparse="json"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0n_no_PermisjonsOgPermitteringsBeskrivelse</text:p>
          </table:table-cell>
          <table:table-cell office:value-type="string" calcext:value-type="string">
            <text:p>PermisjonsOgPermitteringsBeskrivelse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hr.leave.type</text:p>
          </table:table-cell>
          <table:table-cell table:formula="of:=&quot;    &quot;&amp;[.A16]&amp;&quot; = fields.&quot;&amp;PROPER([.C16])&amp;&quot;(&quot;&quot;&quot;&amp;[.B16]&amp;&quot;&quot;&quot;, sparse=&quot;&quot;json&quot;&quot;)&quot;" office:value-type="string" office:string-value="    l10n_no_PermisjonsOgPermitteringsBeskrivelse = fields.Selection(&quot;PermisjonsOgPermitteringsBeskrivelse&quot;, sparse=&quot;json&quot;)" calcext:value-type="string">
            <text:p><text:s text:c="4"/>l10n_no_PermisjonsOgPermitteringsBeskrivelse = fields.Selection("PermisjonsOgPermitteringsBeskrivelse", sparse="json"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0n_no_AgapliktUtenLoennsopplysningsplikt</text:p>
          </table:table-cell>
          <table:table-cell office:value-type="string" calcext:value-type="string">
            <text:p>Aga-plikt uten lønnsopplysningsplik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hr.payslip.run</text:p>
          </table:table-cell>
          <table:table-cell table:formula="of:=&quot;    &quot;&amp;[.A17]&amp;&quot; = fields.&quot;&amp;PROPER([.C17])&amp;&quot;(&quot;&quot;&quot;&amp;[.B17]&amp;&quot;&quot;&quot;, sparse=&quot;&quot;json&quot;&quot;)&quot;" office:value-type="string" office:string-value="    l10n_no_AgapliktUtenLoennsopplysningsplikt = fields.Integer(&quot;Aga-plikt uten lønnsopplysningsplikt&quot;, sparse=&quot;json&quot;)" calcext:value-type="string">
            <text:p><text:s text:c="4"/>l10n_no_AgapliktUtenLoennsopplysningsplikt = fields.Integer("Aga-plikt uten lønnsopplysningsplikt", sparse="json"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0n_no_BeregnAga</text:p>
          </table:table-cell>
          <table:table-cell office:value-type="string" calcext:value-type="string">
            <text:p>Beregn arbeidsgiveravgift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hr.salary.rule</text:p>
          </table:table-cell>
          <table:table-cell table:formula="of:=&quot;    &quot;&amp;[.A18]&amp;&quot; = fields.&quot;&amp;PROPER([.C18])&amp;&quot;(&quot;&quot;&quot;&amp;[.B18]&amp;&quot;&quot;&quot;, sparse=&quot;&quot;json&quot;&quot;)&quot;" office:value-type="string" office:string-value="    l10n_no_BeregnAga = fields.Selection(&quot;Beregn arbeidsgiveravgift&quot;, sparse=&quot;json&quot;)" calcext:value-type="string">
            <text:p><text:s text:c="4"/>l10n_no_BeregnAga = fields.Selection("Beregn arbeidsgiveravgift", sparse="json"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0n_no_BeregnFP</text:p>
          </table:table-cell>
          <table:table-cell office:value-type="string" calcext:value-type="string">
            <text:p>Beregn feriepenge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hr.salary.rule</text:p>
          </table:table-cell>
          <table:table-cell table:formula="of:=&quot;    &quot;&amp;[.A19]&amp;&quot; = fields.&quot;&amp;PROPER([.C19])&amp;&quot;(&quot;&quot;&quot;&amp;[.B19]&amp;&quot;&quot;&quot;, sparse=&quot;&quot;json&quot;&quot;)&quot;" office:value-type="string" office:string-value="    l10n_no_BeregnFP = fields.Boolean(&quot;Beregn feriepenger&quot;, sparse=&quot;json&quot;)" calcext:value-type="string">
            <text:p><text:s text:c="4"/>l10n_no_BeregnFP = fields.Boolean("Beregn feriepenger", sparse="json"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0n_no_BeregnTrekk</text:p>
          </table:table-cell>
          <table:table-cell office:value-type="string" calcext:value-type="string">
            <text:p>Beregn skattetrekk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hr.salary.rule</text:p>
          </table:table-cell>
          <table:table-cell table:formula="of:=&quot;    &quot;&amp;[.A20]&amp;&quot; = fields.&quot;&amp;PROPER([.C20])&amp;&quot;(&quot;&quot;&quot;&amp;[.B20]&amp;&quot;&quot;&quot;, sparse=&quot;&quot;json&quot;&quot;)&quot;" office:value-type="string" office:string-value="    l10n_no_BeregnTrekk = fields.Selection(&quot;Beregn skattetrekk&quot;, sparse=&quot;json&quot;)" calcext:value-type="string">
            <text:p><text:s text:c="4"/>l10n_no_BeregnTrekk = fields.Selection("Beregn skattetrekk", sparse="json"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0n_no_Fordel</text:p>
          </table:table-cell>
          <table:table-cell office:value-type="string" calcext:value-type="string">
            <text:p>Fordel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hr.salary.rule</text:p>
          </table:table-cell>
          <table:table-cell table:formula="of:=&quot;    &quot;&amp;[.A21]&amp;&quot; = fields.&quot;&amp;PROPER([.C21])&amp;&quot;(&quot;&quot;&quot;&amp;[.B21]&amp;&quot;&quot;&quot;, sparse=&quot;&quot;json&quot;&quot;)&quot;" office:value-type="string" office:string-value="    l10n_no_Fordel = fields.Selection(&quot;Fordel&quot;, sparse=&quot;json&quot;)" calcext:value-type="string">
            <text:p><text:s text:c="4"/>l10n_no_Fordel = fields.Selection("Fordel", sparse="json"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0n_no_Forskuddstrekkbeskrivelse</text:p>
          </table:table-cell>
          <table:table-cell office:value-type="string" calcext:value-type="string">
            <text:p>Forskuddstrekkbeskrivelse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hr.salary.rule</text:p>
          </table:table-cell>
          <table:table-cell table:formula="of:=&quot;    &quot;&amp;[.A22]&amp;&quot; = fields.&quot;&amp;PROPER([.C22])&amp;&quot;(&quot;&quot;&quot;&amp;[.B22]&amp;&quot;&quot;&quot;, sparse=&quot;&quot;json&quot;&quot;)&quot;" office:value-type="string" office:string-value="    l10n_no_Forskuddstrekkbeskrivelse = fields.Selection(&quot;Forskuddstrekkbeskrivelse&quot;, sparse=&quot;json&quot;)" calcext:value-type="string">
            <text:p><text:s text:c="4"/>l10n_no_Forskuddstrekkbeskrivelse = fields.Selection("Forskuddstrekkbeskrivelse", sparse="json"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0n_no_Loennsbeskrivelse</text:p>
          </table:table-cell>
          <table:table-cell office:value-type="string" calcext:value-type="string">
            <text:p>Loennsbeskrivelse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hr.salary.rule</text:p>
          </table:table-cell>
          <table:table-cell table:formula="of:=&quot;    &quot;&amp;[.A23]&amp;&quot; = fields.&quot;&amp;PROPER([.C23])&amp;&quot;(&quot;&quot;&quot;&amp;[.B23]&amp;&quot;&quot;&quot;, sparse=&quot;&quot;json&quot;&quot;)&quot;" office:value-type="string" office:string-value="    l10n_no_Loennsbeskrivelse = fields.Selection(&quot;Loennsbeskrivelse&quot;, sparse=&quot;json&quot;)" calcext:value-type="string">
            <text:p><text:s text:c="4"/>l10n_no_Loennsbeskrivelse = fields.Selection("Loennsbeskrivelse", sparse="json"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0n_no_RegelType</text:p>
          </table:table-cell>
          <table:table-cell office:value-type="string" calcext:value-type="string">
            <text:p>Regeltype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hr.salary.rule</text:p>
          </table:table-cell>
          <table:table-cell table:formula="of:=&quot;    &quot;&amp;[.A24]&amp;&quot; = fields.&quot;&amp;PROPER([.C24])&amp;&quot;(&quot;&quot;&quot;&amp;[.B24]&amp;&quot;&quot;&quot;, sparse=&quot;&quot;json&quot;&quot;)&quot;" office:value-type="string" office:string-value="    l10n_no_RegelType = fields.Selection(&quot;Regeltype&quot;, sparse=&quot;json&quot;)" calcext:value-type="string">
            <text:p><text:s text:c="4"/>l10n_no_RegelType = fields.Selection("Regeltype", sparse="json"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0n_no_SkatteOgAvgiftsregel</text:p>
          </table:table-cell>
          <table:table-cell office:value-type="string" calcext:value-type="string">
            <text:p>SkatteOgAvgiftsregel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hr.salary.rule</text:p>
          </table:table-cell>
          <table:table-cell table:formula="of:=&quot;    &quot;&amp;[.A25]&amp;&quot; = fields.&quot;&amp;PROPER([.C25])&amp;&quot;(&quot;&quot;&quot;&amp;[.B25]&amp;&quot;&quot;&quot;, sparse=&quot;&quot;json&quot;&quot;)&quot;" office:value-type="string" office:string-value="    l10n_no_SkatteOgAvgiftsregel = fields.Selection(&quot;SkatteOgAvgiftsregel&quot;, sparse=&quot;json&quot;)" calcext:value-type="string">
            <text:p><text:s text:c="4"/>l10n_no_SkatteOgAvgiftsregel = fields.Selection("SkatteOgAvgiftsregel", sparse="json"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0n_no_Arbeidsgiveravgiftsone</text:p>
          </table:table-cell>
          <table:table-cell office:value-type="string" calcext:value-type="string">
            <text:p>Sone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res.company</text:p>
          </table:table-cell>
          <table:table-cell table:formula="of:=&quot;    &quot;&amp;[.A26]&amp;&quot; = fields.&quot;&amp;PROPER([.C26])&amp;&quot;(&quot;&quot;&quot;&amp;[.B26]&amp;&quot;&quot;&quot;, sparse=&quot;&quot;json&quot;&quot;)&quot;" office:value-type="string" office:string-value="    l10n_no_Arbeidsgiveravgiftsone = fields.Selection(&quot;Sone&quot;, sparse=&quot;json&quot;)" calcext:value-type="string">
            <text:p><text:s text:c="4"/>l10n_no_Arbeidsgiveravgiftsone = fields.Selection("Sone", sparse="json"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0n_no_BeregningskodeForArbeidsgiveravgift</text:p>
          </table:table-cell>
          <table:table-cell office:value-type="string" calcext:value-type="string">
            <text:p>Naeringskode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res.company</text:p>
          </table:table-cell>
          <table:table-cell table:formula="of:=&quot;    &quot;&amp;[.A27]&amp;&quot; = fields.&quot;&amp;PROPER([.C27])&amp;&quot;(&quot;&quot;&quot;&amp;[.B27]&amp;&quot;&quot;&quot;, sparse=&quot;&quot;json&quot;&quot;)&quot;" office:value-type="string" office:string-value="    l10n_no_BeregningskodeForArbeidsgiveravgift = fields.Selection(&quot;Naeringskode&quot;, sparse=&quot;json&quot;)" calcext:value-type="string">
            <text:p><text:s text:c="4"/>l10n_no_BeregningskodeForArbeidsgiveravgift = fields.Selection("Naeringskode", sparse="json"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0n_no_fp_prosent</text:p>
          </table:table-cell>
          <table:table-cell office:value-type="string" calcext:value-type="string">
            <text:p>Feriepenger prose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res.company</text:p>
          </table:table-cell>
          <table:table-cell table:formula="of:=&quot;    &quot;&amp;[.A28]&amp;&quot; = fields.&quot;&amp;PROPER([.C28])&amp;&quot;(&quot;&quot;&quot;&amp;[.B28]&amp;&quot;&quot;&quot;, sparse=&quot;&quot;json&quot;&quot;)&quot;" office:value-type="string" office:string-value="    l10n_no_fp_prosent = fields.Float(&quot;Feriepenger prosent&quot;, sparse=&quot;json&quot;)" calcext:value-type="string">
            <text:p><text:s text:c="4"/>l10n_no_fp_prosent = fields.Float("Feriepenger prosent", sparse="json"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0n_no_fp_prosent_senior</text:p>
          </table:table-cell>
          <table:table-cell office:value-type="string" calcext:value-type="string">
            <text:p>Feriepenger prosent over 60 å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res.company</text:p>
          </table:table-cell>
          <table:table-cell table:formula="of:=&quot;    &quot;&amp;[.A29]&amp;&quot; = fields.&quot;&amp;PROPER([.C29])&amp;&quot;(&quot;&quot;&quot;&amp;[.B29]&amp;&quot;&quot;&quot;, sparse=&quot;&quot;json&quot;&quot;)&quot;" office:value-type="string" office:string-value="    l10n_no_fp_prosent_senior = fields.Float(&quot;Feriepenger prosent over 60 år&quot;, sparse=&quot;json&quot;)" calcext:value-type="string">
            <text:p><text:s text:c="4"/>l10n_no_fp_prosent_senior = fields.Float("Feriepenger prosent over 60 år", sparse="json"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0n_no_Grunnlagsprosent</text:p>
          </table:table-cell>
          <table:table-cell office:value-type="string" calcext:value-type="string">
            <text:p>Prosentsats for a.g.a.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res.company</text:p>
          </table:table-cell>
          <table:table-cell table:formula="of:=&quot;    &quot;&amp;[.A30]&amp;&quot; = fields.&quot;&amp;PROPER([.C30])&amp;&quot;(&quot;&quot;&quot;&amp;[.B30]&amp;&quot;&quot;&quot;, sparse=&quot;&quot;json&quot;&quot;)&quot;" office:value-type="string" office:string-value="    l10n_no_Grunnlagsprosent = fields.Selection(&quot;Prosentsats for a.g.a.&quot;, sparse=&quot;json&quot;)" calcext:value-type="string">
            <text:p><text:s text:c="4"/>l10n_no_Grunnlagsprosent = fields.Selection("Prosentsats for a.g.a.", sparse="json"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0n_no_pensjonsinnretning</text:p>
          </table:table-cell>
          <table:table-cell office:value-type="string" calcext:value-type="string">
            <text:p>Pensjonsinnretning org.nr.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s.company</text:p>
          </table:table-cell>
          <table:table-cell table:formula="of:=&quot;    &quot;&amp;[.A31]&amp;&quot; = fields.&quot;&amp;PROPER([.C31])&amp;&quot;(&quot;&quot;&quot;&amp;[.B31]&amp;&quot;&quot;&quot;, sparse=&quot;&quot;json&quot;&quot;)&quot;" office:value-type="string" office:string-value="    l10n_no_pensjonsinnretning = fields.String(&quot;Pensjonsinnretning org.nr.&quot;, sparse=&quot;json&quot;)" calcext:value-type="string">
            <text:p><text:s text:c="4"/>l10n_no_pensjonsinnretning = fields.String("Pensjonsinnretning org.nr.", sparse="json"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0n_no_Spraak</text:p>
          </table:table-cell>
          <table:table-cell office:value-type="string" calcext:value-type="string">
            <text:p>Spraak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res.company</text:p>
          </table:table-cell>
          <table:table-cell table:formula="of:=&quot;    &quot;&amp;[.A32]&amp;&quot; = fields.&quot;&amp;PROPER([.C32])&amp;&quot;(&quot;&quot;&quot;&amp;[.B32]&amp;&quot;&quot;&quot;, sparse=&quot;&quot;json&quot;&quot;)&quot;" office:value-type="string" office:string-value="    l10n_no_Spraak = fields.Selection(&quot;Spraak&quot;, sparse=&quot;json&quot;)" calcext:value-type="string">
            <text:p><text:s text:c="4"/>l10n_no_Spraak = fields.Selection("Spraak", sparse="json"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0n_no_virksomhet</text:p>
          </table:table-cell>
          <table:table-cell office:value-type="string" calcext:value-type="string">
            <text:p>Virksomhetsnumm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s.company</text:p>
          </table:table-cell>
          <table:table-cell table:formula="of:=&quot;    &quot;&amp;[.A33]&amp;&quot; = fields.&quot;&amp;PROPER([.C33])&amp;&quot;(&quot;&quot;&quot;&amp;[.B33]&amp;&quot;&quot;&quot;, sparse=&quot;&quot;json&quot;&quot;)&quot;" office:value-type="string" office:string-value="    l10n_no_virksomhet = fields.String(&quot;Virksomhetsnummer&quot;, sparse=&quot;json&quot;)" calcext:value-type="string">
            <text:p><text:s text:c="4"/>l10n_no_virksomhet = fields.String("Virksomhetsnummer", sparse="json")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'res.field'.A1:'res.field'.E33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KacstOne" svg:font-family="KacstOne" style:font-family-generic="system" style:font-pitch="variable"/>
    <style:font-face style:name="Lohit Devanagari" svg:font-family="'Lohit Devanagari'" style:font-family-generic="system" style:font-pitch="variable"/>
    <style:font-face style:name="Loma" svg:font-family="Loma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Loma" style:language-asian="zh" style:country-asian="CN" style:font-name-complex="KacstOne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1-05T22:39:19.754418485</dc:date>
    <meta:editing-duration>PT54M49S</meta:editing-duration>
    <meta:editing-cycles>3</meta:editing-cycles>
    <meta:generator>LibreOffice/6.0.7.3$Linux_X86_64 LibreOffice_project/00m0$Build-3</meta:generator>
    <meta:document-statistic meta:table-count="1" meta:cell-count="165" meta:object-count="0"/>
  </office:meta>
</office:document-meta>
</file>